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9-24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8-12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6-20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3-28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2-03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9-19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5-14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5-08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2-26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2-06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9-19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8-10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6-14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1456" calcext:value-type="float">
            <text:p>35.2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3-27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2-14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9-27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8-04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6696" calcext:value-type="float">
            <text:p>35.2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8848" calcext:value-type="float">
            <text:p>34.9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6-02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3-29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2-03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9-24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3608" calcext:value-type="float">
            <text:p>34.9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8-06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6-25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3-2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67552727273" calcext:value-type="float">
            <text:p>27.586755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43354482759" calcext:value-type="float">
            <text:p>25.964335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0673548387" calcext:value-type="float">
            <text:p>26.87706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3088" calcext:value-type="float">
            <text:p>29.5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4172903226" calcext:value-type="float">
            <text:p>29.9104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48672" calcext:value-type="float">
            <text:p>30.20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6583225806" calcext:value-type="float">
            <text:p>27.72165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7552" calcext:value-type="float">
            <text:p>26.3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59075862069" calcext:value-type="float">
            <text:p>26.24590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18521290323" calcext:value-type="float">
            <text:p>25.7818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4936774193" calcext:value-type="float">
            <text:p>25.691493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96052" calcext:value-type="float">
            <text:p>25.949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90816" calcext:value-type="float">
            <text:p>26.1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5872" calcext:value-type="float">
            <text:p>27.45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0934193548" calcext:value-type="float">
            <text:p>28.7570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9832258065" calcext:value-type="float">
            <text:p>29.3379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4824" calcext:value-type="float">
            <text:p>29.05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25744" calcext:value-type="float">
            <text:p>25.98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9076129032" calcext:value-type="float">
            <text:p>26.1889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50214285714" calcext:value-type="float">
            <text:p>26.02502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76707096774" calcext:value-type="float">
            <text:p>25.6576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78564137931" calcext:value-type="float">
            <text:p>25.96785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28227096774" calcext:value-type="float">
            <text:p>26.4928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2196" calcext:value-type="float">
            <text:p>29.138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30118709677" calcext:value-type="float">
            <text:p>31.42301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9899354839" calcext:value-type="float">
            <text:p>30.2519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78167741935" calcext:value-type="float">
            <text:p>28.4978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43492" calcext:value-type="float">
            <text:p>26.314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34131612903" calcext:value-type="float">
            <text:p>26.15341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73077142857" calcext:value-type="float">
            <text:p>26.24730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72825806452" calcext:value-type="float">
            <text:p>26.067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78872" calcext:value-type="float">
            <text:p>26.42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5184" calcext:value-type="float">
            <text:p>26.4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39472258065" calcext:value-type="float">
            <text:p>26.76394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18128" calcext:value-type="float">
            <text:p>29.59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0387096774" calcext:value-type="float">
            <text:p>28.983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82469677419" calcext:value-type="float">
            <text:p>30.8582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91052" calcext:value-type="float">
            <text:p>29.569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7713548387" calcext:value-type="float">
            <text:p>27.5567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01344" calcext:value-type="float">
            <text:p>26.7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88209032258" calcext:value-type="float">
            <text:p>26.15882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16125714286" calcext:value-type="float">
            <text:p>26.29161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09491612903" calcext:value-type="float">
            <text:p>26.25094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5888516129" calcext:value-type="float">
            <text:p>26.1958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82584" calcext:value-type="float">
            <text:p>26.2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17117419355" calcext:value-type="float">
            <text:p>26.8217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82936" calcext:value-type="float">
            <text:p>27.69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77298064516" calcext:value-type="float">
            <text:p>28.63772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02984516129" calcext:value-type="float">
            <text:p>30.0902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6096" calcext:value-type="float">
            <text:p>29.33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09747096774" calcext:value-type="float">
            <text:p>28.47097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78528" calcext:value-type="float">
            <text:p>27.1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7448" calcext:value-type="float">
            <text:p>26.3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0311724138" calcext:value-type="float">
            <text:p>26.407031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90632258064" calcext:value-type="float">
            <text:p>26.5490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39904516129" calcext:value-type="float">
            <text:p>26.8639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24656" calcext:value-type="float">
            <text:p>27.04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1700645161" calcext:value-type="float">
            <text:p>28.17817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75856" calcext:value-type="float">
            <text:p>28.6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32576" calcext:value-type="float">
            <text:p>29.82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03708387097" calcext:value-type="float">
            <text:p>30.0303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2824" calcext:value-type="float">
            <text:p>29.74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19781935484" calcext:value-type="float">
            <text:p>28.4619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62616" calcext:value-type="float">
            <text:p>27.69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31230967742" calcext:value-type="float">
            <text:p>26.7331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99014193548" calcext:value-type="float">
            <text:p>26.83990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1483870968" calcext:value-type="float">
            <text:p>26.837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51900689655" calcext:value-type="float">
            <text:p>26.995190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86918709677" calcext:value-type="float">
            <text:p>27.33869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6300137931" calcext:value-type="float">
            <text:p>28.966300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4170322581" calcext:value-type="float">
            <text:p>30.8424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9338064516" calcext:value-type="float">
            <text:p>29.8889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34032" calcext:value-type="float">
            <text:p>28.14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57767741935" calcext:value-type="float">
            <text:p>27.4157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41704" calcext:value-type="float">
            <text:p>26.81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3140645161" calcext:value-type="float">
            <text:p>26.6633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5312857143" calcext:value-type="float">
            <text:p>26.566531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9385806452" calcext:value-type="float">
            <text:p>26.36293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6926451613" calcext:value-type="float">
            <text:p>26.4476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8376" calcext:value-type="float">
            <text:p>26.4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9056" calcext:value-type="float">
            <text:p>27.13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3168" calcext:value-type="float">
            <text:p>30.44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12837419355" calcext:value-type="float">
            <text:p>32.5412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47587096774" calcext:value-type="float">
            <text:p>31.314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83124" calcext:value-type="float">
            <text:p>28.458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2387096774" calcext:value-type="float">
            <text:p>27.916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88592" calcext:value-type="float">
            <text:p>26.83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1289032258" calcext:value-type="float">
            <text:p>26.7181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0797142857" calcext:value-type="float">
            <text:p>26.70907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0980645161" calcext:value-type="float">
            <text:p>26.4590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25317241379" calcext:value-type="float">
            <text:p>26.56253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35848888889" calcext:value-type="float">
            <text:p>26.763584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18425714286" calcext:value-type="float">
            <text:p>28.13184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38374285714" calcext:value-type="float">
            <text:p>32.55383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957088" calcext:value-type="float">
            <text:p>31.679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9436" calcext:value-type="float">
            <text:p>30.53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27831111111" calcext:value-type="float">
            <text:p>30.282783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9211034483" calcext:value-type="float">
            <text:p>29.388921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99222857143" calcext:value-type="float">
            <text:p>27.78992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67910344828" calcext:value-type="float">
            <text:p>26.87679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31524444444" calcext:value-type="float">
            <text:p>26.803152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3497931034" calcext:value-type="float">
            <text:p>26.578349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64763636364" calcext:value-type="float">
            <text:p>26.18647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33377142857" calcext:value-type="float">
            <text:p>26.23333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7116" calcext:value-type="float">
            <text:p>28.48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428" calcext:value-type="float">
            <text:p>30.72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2334" calcext:value-type="float">
            <text:p>29.342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6728" calcext:value-type="float">
            <text:p>28.1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2304" calcext:value-type="float">
            <text:p>27.8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8032" calcext:value-type="float">
            <text:p>28.9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2528" calcext:value-type="float">
            <text:p>28.8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9912" calcext:value-type="float">
            <text:p>28.7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2524" calcext:value-type="float">
            <text:p>27.05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3628" calcext:value-type="float">
            <text:p>31.31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646" calcext:value-type="float">
            <text:p>25.01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082" calcext:value-type="float">
            <text:p>25.61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9436" calcext:value-type="float">
            <text:p>22.91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3524" calcext:value-type="float">
            <text:p>23.62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3782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78" meta:object-count="0"/>
    <meta:user-defined meta:name="AppVersion">3.0</meta:user-defined>
  </office:meta>
</office:document-meta>
</file>